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.875in" table:align="left"/>
    </style:style>
    <style:style style:name="Table1.A" style:family="table-column">
      <style:table-column-properties style:column-width="1.87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0611in" table:align="left"/>
    </style:style>
    <style:style style:name="Table2.A" style:family="table-column">
      <style:table-column-properties style:column-width="3.061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875in" table:align="left"/>
    </style:style>
    <style:style style:name="Table3.A" style:family="table-column">
      <style:table-column-properties style:column-width="1.875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875in" table:align="left"/>
    </style:style>
    <style:style style:name="Table4.A" style:family="table-column">
      <style:table-column-properties style:column-width="1.87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0611in" table:align="left"/>
    </style:style>
    <style:style style:name="Table5.A" style:family="table-column">
      <style:table-column-properties style:column-width="3.0611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fb0f3" officeooo:paragraph-rsid="000fb0f3"/>
    </style:style>
    <style:style style:name="P2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rsid="000fb0f3" officeooo:paragraph-rsid="0011ab79" fo:background-color="#1e1e1e"/>
    </style:style>
    <style:style style:name="P5" style:family="paragraph" style:parent-style-name="Standard">
      <style:text-properties fo:color="#d4d4d4" loext:opacity="100%" style:font-name="Droid Sans Mono" fo:font-size="10.5pt" fo:font-weight="normal" officeooo:paragraph-rsid="000fb0f3" fo:background-color="#1e1e1e"/>
    </style:style>
    <style:style style:name="P6" style:family="paragraph" style:parent-style-name="Standard">
      <style:paragraph-properties style:line-height-at-least="0.198in"/>
      <style:text-properties fo:color="#d4d4d4" loext:opacity="100%" style:font-name="Droid Sans Mono" fo:font-size="10.5pt" fo:font-weight="normal" officeooo:rsid="0011ab79" officeooo:paragraph-rsid="0011ab79" fo:background-color="#1e1e1e"/>
    </style:style>
    <style:style style:name="P7" style:family="paragraph" style:parent-style-name="Standard">
      <style:paragraph-properties style:line-height-at-least="0.198in"/>
      <style:text-properties officeooo:rsid="000fb0f3"/>
    </style:style>
    <style:style style:name="P8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e1e1e"/>
    </style:style>
    <style:style style:name="P9" style:family="paragraph" style:parent-style-name="Standard">
      <style:text-properties fo:color="#6a9955" loext:opacity="100%" style:font-name="Droid Sans Mono" fo:font-size="10.5pt" fo:font-weight="normal" officeooo:rsid="000fb0f3" officeooo:paragraph-rsid="000fb0f3" fo:background-color="#1e1e1e"/>
    </style:style>
    <style:style style:name="P10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officeooo:rsid="0011ab79" officeooo:paragraph-rsid="0011ab79" fo:background-color="#1e1e1e"/>
    </style:style>
    <style:style style:name="P11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officeooo:rsid="0011ab79" officeooo:paragraph-rsid="0011ab79" fo:background-color="#ffff00"/>
    </style:style>
    <style:style style:name="P12" style:family="paragraph" style:parent-style-name="Standard">
      <style:text-properties fo:font-weight="bold" officeooo:rsid="000fb0f3" officeooo:paragraph-rsid="000fb0f3" style:font-weight-asian="bold" style:font-weight-complex="bold"/>
    </style:style>
    <style:style style:name="P13" style:family="paragraph" style:parent-style-name="Table_20_Contents">
      <style:text-properties officeooo:paragraph-rsid="0011e4bf"/>
    </style:style>
    <style:style style:name="P14" style:family="paragraph" style:parent-style-name="Text_20_body">
      <style:text-properties officeooo:paragraph-rsid="0011e4bf"/>
    </style:style>
    <style:style style:name="P15" style:family="paragraph" style:parent-style-name="Text_20_body">
      <style:text-properties officeooo:rsid="001373cc" officeooo:paragraph-rsid="001373cc" fo:background-color="transparent"/>
    </style:style>
    <style:style style:name="T1" style:family="text">
      <style:text-properties fo:color="#9cdcfe" loext:opacity="100%"/>
    </style:style>
    <style:style style:name="T2" style:family="text">
      <style:text-properties fo:color="#b5cea8" loext:opacity="100%"/>
    </style:style>
    <style:style style:name="T3" style:family="text">
      <style:text-properties fo:color="#b5cea8" loext:opacity="100%" officeooo:rsid="000fb0f3"/>
    </style:style>
    <style:style style:name="T4" style:family="text">
      <style:text-properties fo:color="#b5cea8" loext:opacity="100%" officeooo:rsid="000fe11d"/>
    </style:style>
    <style:style style:name="T5" style:family="text">
      <style:text-properties fo:color="#b5cea8" loext:opacity="100%" officeooo:rsid="0011ab79"/>
    </style:style>
    <style:style style:name="T6" style:family="text">
      <style:text-properties officeooo:rsid="000fb0f3"/>
    </style:style>
    <style:style style:name="T7" style:family="text">
      <style:text-properties fo:color="#569cd6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111111" loext:opacity="100%"/>
    </style:style>
    <style:style style:name="T10" style:family="text">
      <style:text-properties fo:color="#111111" loext:opacity="100%" fo:background-color="transparent" loext:char-shading-value="0"/>
    </style:style>
    <style:style style:name="T11" style:family="text">
      <style:text-properties fo:color="#111111" loext:opacity="100%" officeooo:rsid="0011e4bf" fo:background-color="transparent" loext:char-shading-value="0"/>
    </style:style>
    <style:style style:name="T12" style:family="text">
      <style:text-properties fo:color="#111111" loext:opacity="100%" officeooo:rsid="0017add5" fo:background-color="transparent" loext:char-shading-value="0"/>
    </style:style>
    <style:style style:name="T13" style:family="text">
      <style:text-properties fo:color="#111111" loext:opacity="100%" style:font-name="Droid Sans Mono" fo:font-size="10.5pt" fo:font-weight="normal"/>
    </style:style>
    <style:style style:name="T14" style:family="text">
      <style:text-properties fo:color="#111111" loext:opacity="100%" style:font-name="Droid Sans Mono" fo:font-size="10.5pt" fo:font-weight="normal" officeooo:rsid="0011ab79" fo:background-color="transparent" loext:char-shading-value="0"/>
    </style:style>
    <style:style style:name="T15" style:family="text">
      <style:text-properties fo:color="#111111" loext:opacity="100%" style:font-name="Droid Sans Mono" fo:font-size="10.5pt" fo:font-weight="normal" fo:background-color="transparent" loext:char-shading-value="0"/>
    </style:style>
    <style:style style:name="T16" style:family="text">
      <style:text-properties fo:color="#111111" loext:opacity="100%" style:font-name="Droid Sans Mono" fo:font-size="10.5pt" fo:font-weight="normal" officeooo:rsid="0011ab79"/>
    </style:style>
    <style:style style:name="T17" style:family="text">
      <style:text-properties fo:color="#111111" loext:opacity="100%" style:font-name="Droid Sans Mono" fo:font-size="10.5pt" fo:font-weight="normal" officeooo:rsid="0011ab79"/>
    </style:style>
    <style:style style:name="T18" style:family="text">
      <style:text-properties fo:color="#111111" loext:opacity="100%" style:font-name="Droid Sans Mono" fo:font-size="10.5pt" fo:font-weight="normal"/>
    </style:style>
    <style:style style:name="T19" style:family="text">
      <style:text-properties fo:color="#111111" loext:opacity="100%" officeooo:rsid="0011e4bf"/>
    </style:style>
    <style:style style:name="T20" style:family="text">
      <style:text-properties fo:color="#111111" loext:opacity="100%" officeooo:rsid="0011e4bf"/>
    </style:style>
    <style:style style:name="T21" style:family="text">
      <style:text-properties fo:color="#111111" loext:opacity="100%"/>
    </style:style>
    <style:style style:name="T22" style:family="text">
      <style:text-properties fo:color="#111111" loext:opacity="100%" officeooo:rsid="0017add5"/>
    </style:style>
    <style:style style:name="T23" style:family="text">
      <style:text-properties fo:color="#111111" loext:opacity="100%" officeooo:rsid="0017add5"/>
    </style:style>
    <style:style style:name="T24" style:family="text">
      <style:text-properties officeooo:rsid="0011e4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Estimated Parameters:</text:p>
      <text:p text:style-name="P5"/>
      <text:p text:style-name="P2"><text:span text:style-name="T1">r1_k1f</text:span> <text:span text:style-name="T2">0.0</text:span><text:span text:style-name="T3">183</text:span></text:p>
      <text:p text:style-name="P2"><text:span text:style-name="T1">r1_k1b</text:span> <text:span text:style-name="T2">10</text:span></text:p>
      <text:p text:style-name="P2"><text:span text:style-name="T1">r2_k2f</text:span> <text:span text:style-name="T2">10</text:span></text:p>
      <text:p text:style-name="P2"><text:span text:style-name="T1">r2_k2b</text:span> <text:span text:style-name="T3">3.27</text:span></text:p>
      <text:p text:style-name="P2"><text:span text:style-name="T1">r3_k3f</text:span> <text:span text:style-name="T3">2.32</text:span></text:p>
      <text:p text:style-name="P2"><text:span text:style-name="T1">r3_k3b</text:span> <text:span text:style-name="T3">10</text:span></text:p>
      <text:p text:style-name="P2"><text:span text:style-name="T1">r4_V4</text:span> <text:span text:style-name="T3">1000</text:span></text:p>
      <text:p text:style-name="P2"><text:span text:style-name="T1">r4_K4</text:span> <text:span text:style-name="T2">2</text:span><text:span text:style-name="T3">1.15</text:span></text:p>
      <text:p text:style-name="P2"><text:span text:style-name="T1">r5_k5f</text:span> <text:span text:style-name="T2">0.76</text:span></text:p>
      <text:p text:style-name="P2"><text:span text:style-name="T1">r5_k5b</text:span> <text:span text:style-name="T3">5</text:span></text:p>
      <text:p text:style-name="P2"><text:span text:style-name="T1">r6_k6f</text:span> <text:span text:style-name="T3">5</text:span></text:p>
      <text:p text:style-name="P2"><text:span text:style-name="T1">r6_k6b</text:span> <text:span text:style-name="T4">2.07</text:span></text:p>
      <text:p text:style-name="P2"><text:span text:style-name="T1">r7_k7f</text:span> <text:span text:style-name="T2">2.6</text:span><text:span text:style-name="T4">5</text:span></text:p>
      <text:p text:style-name="P2"><text:span text:style-name="T1">r7_k7b</text:span> <text:span text:style-name="T2">10</text:span></text:p>
      <text:p text:style-name="P2"><text:span text:style-name="T1">r8_V8</text:span> <text:span text:style-name="T2">1e-5</text:span></text:p>
      <text:p text:style-name="P2"><text:span text:style-name="T1">r8_K8</text:span> <text:span text:style-name="T2">8</text:span><text:span text:style-name="T4">7.2</text:span></text:p>
      <text:p text:style-name="P2"><text:span text:style-name="T1">r9_k9f</text:span> <text:span text:style-name="T2">0.</text:span><text:span text:style-name="T4">22</text:span></text:p>
      <text:p text:style-name="P2"><text:span text:style-name="T1">r9_k9b</text:span> <text:span text:style-name="T2">10</text:span></text:p>
      <text:p text:style-name="P2"><text:span text:style-name="T1">r10_k10f</text:span> <text:span text:style-name="T2">5</text:span></text:p>
      <text:p text:style-name="P2"><text:span text:style-name="T1">r10_k10b</text:span> <text:span text:style-name="T4">2.26</text:span></text:p>
      <text:p text:style-name="P2"><text:span text:style-name="T1">r11_k11f</text:span> <text:span text:style-name="T2">1e-5</text:span></text:p>
      <text:p text:style-name="P2"><text:span text:style-name="T1">r11_k11b</text:span> <text:span text:style-name="T2">1e-5</text:span></text:p>
      <text:p text:style-name="P2"><text:span text:style-name="T1">r12_k12f</text:span> <text:span text:style-name="T2">1e-5</text:span></text:p>
      <text:p text:style-name="P2"><text:span text:style-name="T1">r12_k12b</text:span> <text:span text:style-name="T2">0.000</text:span><text:span text:style-name="T4">24</text:span></text:p>
      <text:p text:style-name="P2"><text:span text:style-name="T1">r13_k13f</text:span> <text:span text:style-name="T2">0.0</text:span><text:span text:style-name="T4">57</text:span></text:p>
      <text:p text:style-name="P2"><text:span text:style-name="T1">r13_k13b</text:span> <text:span text:style-name="T2">10</text:span></text:p>
      <text:p text:style-name="P2"><text:span text:style-name="T1">r14_k14f</text:span> <text:span text:style-name="T4">10</text:span></text:p>
      <text:p text:style-name="P2"><text:span text:style-name="T1">r14_k14b</text:span> <text:span text:style-name="T2">5</text:span></text:p>
      <text:p text:style-name="P2"><text:span text:style-name="T1">r15_k15f</text:span> <text:span text:style-name="T2">1e-5</text:span></text:p>
      <text:p text:style-name="P2"><text:span text:style-name="T1">r15_k15b</text:span> <text:span text:style-name="T2">1</text:span></text:p>
      <text:p text:style-name="P2"><text:span text:style-name="T1">r16_V16</text:span> <text:span text:style-name="T2">5</text:span></text:p>
      <text:p text:style-name="P2"><text:span text:style-name="T1">r16_K16</text:span> <text:span text:style-name="T5">0.0193</text:span></text:p>
      <text:p text:style-name="P2"><text:span text:style-name="T1">r17_k17f</text:span> <text:span text:style-name="T5">1.49</text:span></text:p>
      <text:p text:style-name="P2"><text:span text:style-name="T1">r17_k17b</text:span> <text:span text:style-name="T5">10</text:span></text:p>
      <text:p text:style-name="P2"><text:span text:style-name="T1">r18_k18f</text:span> <text:span text:style-name="T2">5</text:span></text:p>
      <text:p text:style-name="P2"><text:span text:style-name="T1">r18_k18b</text:span> <text:span text:style-name="T2">1e-5</text:span></text:p>
      <text:p text:style-name="P2"><text:span text:style-name="T1">r19_k19f</text:span> <text:span text:style-name="T2">5</text:span></text:p>
      <text:p text:style-name="P2"><text:span text:style-name="T1">r19_k19b</text:span> <text:span text:style-name="T2">1</text:span><text:span text:style-name="T5">e-5</text:span></text:p>
      <text:p text:style-name="P2"><text:span text:style-name="T1">r20_k20f</text:span> <text:span text:style-name="T5">3.34</text:span></text:p>
      <text:p text:style-name="P2"><text:span text:style-name="T1">r20_k20b</text:span> <text:span text:style-name="T5">5</text:span></text:p>
      <text:p text:style-name="P2"><text:span text:style-name="T1">r21_k21f</text:span> <text:span text:style-name="T2">1</text:span><text:span text:style-name="T5">0</text:span></text:p>
      <text:p text:style-name="P2"><text:span text:style-name="T1">r21_k21b</text:span> <text:span text:style-name="T5">2.2</text:span></text:p>
      <text:p text:style-name="P2"><text:span text:style-name="T1">r22_k22f</text:span> <text:span text:style-name="T2">5</text:span></text:p>
      <text:p text:style-name="P2"><text:span text:style-name="T1">r22_k22b</text:span> <text:span text:style-name="T2">1</text:span><text:span text:style-name="T5">e-5</text:span></text:p>
      <text:p text:style-name="P2"><text:span text:style-name="T1">r23_k23f</text:span> <text:span text:style-name="T2">0.0</text:span><text:span text:style-name="T5">37</text:span></text:p>
      <text:p text:style-name="P2"><text:soft-page-break/><text:span text:style-name="T1">r23_k23b</text:span> <text:span text:style-name="T2">1e-5</text:span></text:p>
      <text:p text:style-name="P2"><text:span text:style-name="T1">r24_k24f</text:span> <text:span text:style-name="T2">1e-5</text:span></text:p>
      <text:p text:style-name="P2"><text:span text:style-name="T1">r24_k24b</text:span> <text:span text:style-name="T2">0.</text:span><text:span text:style-name="T5">048</text:span></text:p>
      <text:p text:style-name="P2"><text:span text:style-name="T1">r25_k25f</text:span> <text:span text:style-name="T2">1.</text:span><text:span text:style-name="T5">51</text:span></text:p>
      <text:p text:style-name="P2"><text:span text:style-name="T1">r25_k25b</text:span> <text:span text:style-name="T2">0.0048</text:span></text:p>
      <text:p text:style-name="P7"/>
      <text:p text:style-name="P1"/>
      <text:p text:style-name="P9"># EGFR + Shc</text:p>
      <text:p text:style-name="P2"><text:span text:style-name="T7">v13:</text:span> Shc(egfr<text:span text:style-name="T8">,</text:span>p<text:span text:style-name="T7">~</text:span><text:span text:style-name="T1">0</text:span><text:span text:style-name="T8">,</text:span>grb2) <text:span text:style-name="T8">+</text:span> EGFR(egfr<text:span text:style-name="T8">,</text:span>egf<text:span text:style-name="T7">!</text:span><text:span text:style-name="T1">1</text:span><text:span text:style-name="T8">,</text:span>p<text:span text:style-name="T7">~</text:span><text:span text:style-name="T1">P</text:span><text:span text:style-name="T8">,</text:span>shc<text:span text:style-name="T8">,</text:span>grb2<text:span text:style-name="T8">,</text:span>plcg)<text:span text:style-name="T8">.</text:span>EGF(egfr<text:span text:style-name="T7">!</text:span><text:span text:style-name="T1">1</text:span>) <text:span text:style-name="T8">&lt;-&gt;</text:span> EGFR(egfr<text:span text:style-name="T8">,</text:span>egf<text:span text:style-name="T7">!</text:span><text:span text:style-name="T1">1</text:span><text:span text:style-name="T8">,</text:span>p<text:span text:style-name="T7">~</text:span><text:span text:style-name="T1">P</text:span><text:span text:style-name="T8">,</text:span>shc<text:span text:style-name="T7">!</text:span><text:span text:style-name="T1">2</text:span><text:span text:style-name="T8">,</text:span>grb2<text:span text:style-name="T8">,</text:span>plcg)<text:span text:style-name="T8">.</text:span>Shc(egfr<text:span text:style-name="T7">!</text:span><text:span text:style-name="T1">2</text:span><text:span text:style-name="T8">,</text:span>p<text:span text:style-name="T7">~</text:span><text:span text:style-name="T1">0</text:span><text:span text:style-name="T8">,</text:span>grb2)<text:span text:style-name="T8">.</text:span>EGF(egfr<text:span text:style-name="T7">!</text:span><text:span text:style-name="T1">1</text:span>) <text:span text:style-name="T1">r13_k13f</text:span><text:span text:style-name="T8">,</text:span><text:span text:style-name="T1">r13_k13b</text:span></text:p>
      <text:p text:style-name="P2"><text:span text:style-name="T1"/></text:p>
      <text:p text:style-name="P6">K13= <text:span text:style-name="T1">r13_k13f/ r13_k13b=0.057/10=0.0057</text:span></text:p>
      <text:p text:style-name="P2"/>
      <text:p text:style-name="P8"># RShcP Breaking apart</text:p>
      <text:p text:style-name="P2"><text:span text:style-name="T7">v15:</text:span> EGFR(egfr<text:span text:style-name="T8">,</text:span>egf<text:span text:style-name="T7">!</text:span><text:span text:style-name="T1">1</text:span><text:span text:style-name="T8">,</text:span>p<text:span text:style-name="T7">~</text:span><text:span text:style-name="T1">P</text:span><text:span text:style-name="T8">,</text:span>shc<text:span text:style-name="T7">!</text:span><text:span text:style-name="T1">2</text:span><text:span text:style-name="T8">,</text:span>grb2<text:span text:style-name="T8">,</text:span>plcg)<text:span text:style-name="T8">.</text:span>Shc(egfr<text:span text:style-name="T7">!</text:span><text:span text:style-name="T1">2</text:span><text:span text:style-name="T8">,</text:span>p<text:span text:style-name="T7">~</text:span><text:span text:style-name="T1">P</text:span><text:span text:style-name="T8">,</text:span>grb2)<text:span text:style-name="T8">.</text:span>EGF(egfr<text:span text:style-name="T7">!</text:span><text:span text:style-name="T1">1</text:span>) <text:span text:style-name="T8">&lt;-&gt;</text:span> EGFR(egfr<text:span text:style-name="T8">,</text:span>egf<text:span text:style-name="T7">!</text:span><text:span text:style-name="T1">1</text:span><text:span text:style-name="T8">,</text:span>p<text:span text:style-name="T7">~</text:span><text:span text:style-name="T1">P</text:span><text:span text:style-name="T8">,</text:span>shc<text:span text:style-name="T8">,</text:span>grb2<text:span text:style-name="T8">,</text:span>plcg)<text:span text:style-name="T8">.</text:span>EGF(egfr<text:span text:style-name="T7">!</text:span><text:span text:style-name="T1">1</text:span>) <text:span text:style-name="T8">+</text:span> Shc(egfr<text:span text:style-name="T8">,</text:span>p<text:span text:style-name="T7">~</text:span><text:span text:style-name="T1">P</text:span><text:span text:style-name="T8">,</text:span>grb2) <text:span text:style-name="T1">r15_k15f</text:span><text:span text:style-name="T8">,</text:span><text:span text:style-name="T1">r15_k15b</text:span></text:p>
      <text:p text:style-name="P8"/>
      <text:p text:style-name="P10">K15=<text:span text:style-name="T1">r15_k15b/r15_k15f=1/1e-5=1e5</text:span></text:p>
      <text:p text:style-name="P10"/>
      <text:p text:style-name="P11"><text:span text:style-name="T9">Based on Estimated Parameters, It seems that the affinity of Shc for binding to EGFR </text:span><text:span text:style-name="T22">intensively </text:span><text:span text:style-name="T9">increases after phosphorylation, and it is in opposite of the original Kholodenko’s model.</text:span></text:p>
      <text:p text:style-name="P10"><text:span text:style-name="T10">For original Kholodenko model we have:</text:span></text:p>
      <text:p text:style-name="P10"><text:span text:style-name="T10"/></text:p>
      <table:table table:name="Table1" table:style-name="Table1">
        <table:table-column table:style-name="Table1.A"/>
        <table:table-row table:style-name="TableLine94734710237184">
          <table:table-cell table:style-name="Table1.A1" office:value-type="string">
            <text:p text:style-name="Table_20_Contents"><text:bookmark text:name="LC28"/>r13_k13f <text:span text:style-name="T24">= </text:span>0.09 </text:p>
          </table:table-cell>
        </table:table-row>
      </table:table>
      <table:table table:name="Table2" table:style-name="Table2">
        <table:table-column table:style-name="Table2.A"/>
        <table:table-row table:style-name="TableLine94734748950240">
          <table:table-cell table:style-name="Table2.A1" office:value-type="string">
            <text:p text:style-name="P13"><text:bookmark text:name="LC29"/>r13_k13b <text:span text:style-name="T24">= </text:span>0.6 → <text:s text:c="15"/><text:span text:style-name="T24">K13 = 0.15</text:span> </text:p>
          </table:table-cell>
        </table:table-row>
      </table:table>
      <table:table table:name="Table3" table:style-name="Table3">
        <table:table-column table:style-name="Table3.A"/>
        <table:table-row table:style-name="TableLine94734770189024">
          <table:table-cell table:style-name="Table3.A1" office:value-type="string">
            <text:p text:style-name="Table_20_Contents"/>
          </table:table-cell>
        </table:table-row>
      </table:table>
      <table:table table:name="Table4" table:style-name="Table4">
        <table:table-column table:style-name="Table4.A"/>
        <table:table-row table:style-name="TableLine94734667666432">
          <table:table-cell table:style-name="Table4.A1" office:value-type="string">
            <text:p text:style-name="P13"><text:bookmark text:name="LC32"/>r15_k15f <text:span text:style-name="T24">= </text:span>0.3 </text:p>
          </table:table-cell>
        </table:table-row>
      </table:table>
      <table:table table:name="Table5" table:style-name="Table5">
        <table:table-column table:style-name="Table5.A"/>
        <table:table-row table:style-name="TableLine94734710261840">
          <table:table-cell table:style-name="Table5.A1" office:value-type="string">
            <text:p text:style-name="P14"><text:span text:style-name="T10">r15_k15b </text:span><text:span text:style-name="T11">= </text:span><text:span text:style-name="T10">0.0009 <text:s text:c="14"/></text:span><text:span text:style-name="T11">K15= 0.003</text:span></text:p>
          </table:table-cell>
        </table:table-row>
      </table:table>
      <text:p text:style-name="P14"><text:span text:style-name="T10"><text:s/></text:span></text:p>
      <text:p text:style-name="P15"><text:span text:style-name="T19">B</text:span><text:span text:style-name="T9">ased on these values, in the Kholodenko’s model, </text:span><text:span text:style-name="T16">the affinity of Shc for binding to EGFR </text:span><text:span text:style-name="T13">decreases</text:span><text:span text:style-name="T16"> after phosphorylation.</text:span><text:span text:style-name="T9"> </text:span></text:p>
      <text:p text:style-name="P1"/>
      <text:p text:style-name="P4"><text:span text:style-name="T2"/></text:p>
      <text:p text:style-name="P2"/>
      <text:p text:style-name="P2"><text:span text:style-name="T2"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2:56:43.141828522</meta:creation-date>
    <dc:date>2022-09-29T13:23:00.729910656</dc:date>
    <meta:editing-duration>PT13M59S</meta:editing-duration>
    <meta:editing-cycles>8</meta:editing-cycles>
    <meta:generator>LibreOffice/7.3.5.2$Linux_X86_64 LibreOffice_project/30$Build-2</meta:generator>
    <meta:document-statistic meta:table-count="5" meta:image-count="0" meta:object-count="0" meta:page-count="2" meta:paragraph-count="65" meta:word-count="200" meta:character-count="1491" meta:non-whitespace-character-count="1321"/>
  </office:meta>
</office:document-meta>
</file>